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1.3cm" svg:height="2.3cm" svg:x="9.2cm" svg:y="0.5cm">
          <text:p text:style-name="P1">Number to month calculato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" draw:id="id1" draw:layer="layout" svg:width="7.3cm" svg:height="2.4cm" svg:x="2cm" svg:y="4.9cm">
          <text:p text:style-name="P1">Get input numb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5.65cm" svg:y1="4.9cm" svg:x2="14.85cm" svg:y2="2.8cm" draw:start-shape="id1" draw:start-glue-point="4" draw:end-shape="id2" svg:d="M5650 4900v-1049h9200v-1051" svg:viewBox="0 0 9201 2101">
          <text:p/>
        </draw:connector>
        <draw:custom-shape draw:style-name="gr1" draw:text-style-name="P1" xml:id="id3" draw:id="id3" draw:layer="layout" svg:width="8.3cm" svg:height="2.6cm" svg:x="10.7cm" svg:y="4.8cm">
          <text:p text:style-name="P1">Calculate month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4.85cm" svg:y1="2.8cm" svg:x2="14.85cm" svg:y2="4.8cm" draw:start-shape="id2" draw:start-glue-point="6" draw:end-shape="id3" draw:end-glue-point="4" svg:d="M14850 2800v2000" svg:viewBox="0 0 1 2001">
          <text:p/>
        </draw:connector>
        <draw:custom-shape draw:style-name="gr1" draw:text-style-name="P1" xml:id="id4" draw:id="id4" draw:layer="layout" svg:width="7.4cm" svg:height="2.3cm" svg:x="20.7cm" svg:y="4.9cm">
          <text:p text:style-name="P1">Display month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2" draw:text-style-name="P1" draw:layer="layout" svg:x1="14.85cm" svg:y1="2.8cm" svg:x2="24.4cm" svg:y2="4.9cm" draw:start-shape="id2" draw:start-glue-point="6" draw:end-shape="id4" draw:end-glue-point="4" svg:d="M14850 2800v1051h9550v1049" svg:viewBox="0 0 9551 21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30T12:03:58.637000000</meta:creation-date>
    <dc:date>2014-09-30T12:13:26.375000000</dc:date>
    <meta:editing-duration>P0D</meta:editing-duration>
    <meta:editing-cycles>1</meta:editing-cycles>
    <meta:document-statistic meta:object-count="7"/>
    <meta:generator>LibreOffice/4.2.5.2$Windows_x86 LibreOffice_project/61cb170a04bb1f12e77c884eab9192be736ec5f5</meta:generator>
  </office:meta>
</office:document-meta>
</file>